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ullPoint.AbstractPullPoi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ullPoint.notify( @ WebParam ( name = "Notify" , targetNamespace = "http://docs.oasis-open.org/wsn/b-1" , partName = "Notify" ) Notify notif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ullPoint.setCreatePullPoint( AbstractCreatePullPoint createPull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ullPoint.getCreatePull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ullPoint.create( CreatePullPoint createPullPoint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PullPoint.getMessages( @ WebParam ( name = "GetMessages" , targetNamespace = "http://docs.oasis-open.org/wsn/b-1" , partName = "GetMessagesRequest" ) GetMessages getMessages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PullPoint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PullPoint.destroyPullPoint( @ WebParam ( name = "DestroyPullPoint" , targetNamespace = "http://docs.oasis-open.org/wsn/b-2" , partName = "DestroyPullPointRequest" ) DestroyPullPoint destroyPullPoint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PullPoint.create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